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0.758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259cm"/>
    </style:style>
    <style:style style:name="co11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1.625cm"/>
    </style:style>
    <style:style style:name="co17" style:family="table-column">
      <style:table-column-properties fo:break-before="auto" style:column-width="1.335cm"/>
    </style:style>
    <style:style style:name="co18" style:family="table-column">
      <style:table-column-properties fo:break-before="auto" style:column-width="1.626cm"/>
    </style:style>
    <style:style style:name="co19" style:family="table-column">
      <style:table-column-properties fo:break-before="auto" style:column-width="2.5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09"/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ext-properties fo:font-size="2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6" table:default-cell-style-name="Default"/>
        <table:table-column table:style-name="co2" table:default-cell-style-name="Default"/>
        <table:table-column table:style-name="co2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ce15"/>
        <table:table-column table:style-name="co2" table:default-cell-style-name="Default"/>
        <table:table-column table:style-name="co16" table:number-columns-repeated="2" table:default-cell-style-name="ce18"/>
        <table:table-column table:style-name="co17" table:default-cell-style-name="ce18"/>
        <table:table-column table:style-name="co18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table:number-columns-repeated="2"/>
          <table:table-cell table:style-name="ce13" table:formula="of:=[.F47]+[.E48]" office:value-type="float" office:value="2975.31" calcext:value-type="float">
            <text:p>2975</text:p>
          </table:table-cell>
          <table:table-cell/>
          <table:table-cell table:style-name="ce13" table:formula="of:=[.H47]+[.G48]" office:value-type="float" office:value="20040" calcext:value-type="float">
            <text:p>20040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295.9364" calcext:value-type="currency">
            <text:p>2 295,94 €</text:p>
          </table:table-cell>
          <table:table-cell table:style-name="ce19" table:formula="of:=[.A48]*budgetjour-[.O48]" office:value-type="currency" office:currency="EUR" office:value="54.0636" calcext:value-type="currency">
            <text:p>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975.31" calcext:value-type="float">
            <text:p>2975</text:p>
          </table:table-cell>
          <table:table-cell/>
          <table:table-cell table:style-name="ce13" table:formula="of:=[.H48]+[.G49]" office:value-type="float" office:value="20040" calcext:value-type="float">
            <text:p>20040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295.9364" calcext:value-type="currency">
            <text:p>2 295,94 €</text:p>
          </table:table-cell>
          <table:table-cell table:style-name="ce19" table:formula="of:=[.A49]*budgetjour-[.O49]" office:value-type="currency" office:currency="EUR" office:value="104.0636" calcext:value-type="currency">
            <text:p>1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975.31" calcext:value-type="float">
            <text:p>2975</text:p>
          </table:table-cell>
          <table:table-cell/>
          <table:table-cell table:style-name="ce13" table:formula="of:=[.H49]+[.G50]" office:value-type="float" office:value="20040" calcext:value-type="float">
            <text:p>20040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295.9364" calcext:value-type="currency">
            <text:p>2 295,94 €</text:p>
          </table:table-cell>
          <table:table-cell table:style-name="ce19" table:formula="of:=[.A50]*budgetjour-[.O50]" office:value-type="currency" office:currency="EUR" office:value="154.0636" calcext:value-type="currency">
            <text:p>1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975.31" calcext:value-type="float">
            <text:p>2975</text:p>
          </table:table-cell>
          <table:table-cell/>
          <table:table-cell table:style-name="ce13" table:formula="of:=[.H50]+[.G51]" office:value-type="float" office:value="20040" calcext:value-type="float">
            <text:p>20040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295.9364" calcext:value-type="currency">
            <text:p>2 295,94 €</text:p>
          </table:table-cell>
          <table:table-cell table:style-name="ce19" table:formula="of:=[.A51]*budgetjour-[.O51]" office:value-type="currency" office:currency="EUR" office:value="204.0636" calcext:value-type="currency">
            <text:p>2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975.31" calcext:value-type="float">
            <text:p>2975</text:p>
          </table:table-cell>
          <table:table-cell/>
          <table:table-cell table:style-name="ce13" table:formula="of:=[.H51]+[.G52]" office:value-type="float" office:value="20040" calcext:value-type="float">
            <text:p>20040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295.9364" calcext:value-type="currency">
            <text:p>2 295,94 €</text:p>
          </table:table-cell>
          <table:table-cell table:style-name="ce19" table:formula="of:=[.A52]*budgetjour-[.O52]" office:value-type="currency" office:currency="EUR" office:value="254.0636" calcext:value-type="currency">
            <text:p>2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975.31" calcext:value-type="float">
            <text:p>2975</text:p>
          </table:table-cell>
          <table:table-cell/>
          <table:table-cell table:style-name="ce13" table:formula="of:=[.H52]+[.G53]" office:value-type="float" office:value="20040" calcext:value-type="float">
            <text:p>20040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295.9364" calcext:value-type="currency">
            <text:p>2 295,94 €</text:p>
          </table:table-cell>
          <table:table-cell table:style-name="ce19" table:formula="of:=[.A53]*budgetjour-[.O53]" office:value-type="currency" office:currency="EUR" office:value="304.0636" calcext:value-type="currency">
            <text:p>3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975.31" calcext:value-type="float">
            <text:p>2975</text:p>
          </table:table-cell>
          <table:table-cell/>
          <table:table-cell table:style-name="ce13" table:formula="of:=[.H53]+[.G54]" office:value-type="float" office:value="20040" calcext:value-type="float">
            <text:p>20040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295.9364" calcext:value-type="currency">
            <text:p>2 295,94 €</text:p>
          </table:table-cell>
          <table:table-cell table:style-name="ce19" table:formula="of:=[.A54]*budgetjour-[.O54]" office:value-type="currency" office:currency="EUR" office:value="354.0636" calcext:value-type="currency">
            <text:p>3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975.31" calcext:value-type="float">
            <text:p>2975</text:p>
          </table:table-cell>
          <table:table-cell/>
          <table:table-cell table:style-name="ce13" table:formula="of:=[.H54]+[.G55]" office:value-type="float" office:value="20040" calcext:value-type="float">
            <text:p>20040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295.9364" calcext:value-type="currency">
            <text:p>2 295,94 €</text:p>
          </table:table-cell>
          <table:table-cell table:style-name="ce19" table:formula="of:=[.A55]*budgetjour-[.O55]" office:value-type="currency" office:currency="EUR" office:value="404.0636" calcext:value-type="currency">
            <text:p>4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975.31" calcext:value-type="float">
            <text:p>2975</text:p>
          </table:table-cell>
          <table:table-cell/>
          <table:table-cell table:style-name="ce13" table:formula="of:=[.H55]+[.G56]" office:value-type="float" office:value="20040" calcext:value-type="float">
            <text:p>20040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295.9364" calcext:value-type="currency">
            <text:p>2 295,94 €</text:p>
          </table:table-cell>
          <table:table-cell table:style-name="ce19" table:formula="of:=[.A56]*budgetjour-[.O56]" office:value-type="currency" office:currency="EUR" office:value="454.0636" calcext:value-type="currency">
            <text:p>4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975.31" calcext:value-type="float">
            <text:p>2975</text:p>
          </table:table-cell>
          <table:table-cell/>
          <table:table-cell table:style-name="ce13" table:formula="of:=[.H56]+[.G57]" office:value-type="float" office:value="20040" calcext:value-type="float">
            <text:p>20040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295.9364" calcext:value-type="currency">
            <text:p>2 295,94 €</text:p>
          </table:table-cell>
          <table:table-cell table:style-name="ce19" table:formula="of:=[.A57]*budgetjour-[.O57]" office:value-type="currency" office:currency="EUR" office:value="504.0636" calcext:value-type="currency">
            <text:p>5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975.31" calcext:value-type="float">
            <text:p>2975</text:p>
          </table:table-cell>
          <table:table-cell/>
          <table:table-cell table:style-name="ce13" table:formula="of:=[.H57]+[.G58]" office:value-type="float" office:value="20040" calcext:value-type="float">
            <text:p>20040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295.9364" calcext:value-type="currency">
            <text:p>2 295,94 €</text:p>
          </table:table-cell>
          <table:table-cell table:style-name="ce19" table:formula="of:=[.A58]*budgetjour-[.O58]" office:value-type="currency" office:currency="EUR" office:value="554.0636" calcext:value-type="currency">
            <text:p>5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975.31" calcext:value-type="float">
            <text:p>2975</text:p>
          </table:table-cell>
          <table:table-cell/>
          <table:table-cell table:style-name="ce13" table:formula="of:=[.H58]+[.G59]" office:value-type="float" office:value="20040" calcext:value-type="float">
            <text:p>20040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295.9364" calcext:value-type="currency">
            <text:p>2 295,94 €</text:p>
          </table:table-cell>
          <table:table-cell table:style-name="ce19" table:formula="of:=[.A59]*budgetjour-[.O59]" office:value-type="currency" office:currency="EUR" office:value="604.0636" calcext:value-type="currency">
            <text:p>6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975.31" calcext:value-type="float">
            <text:p>2975</text:p>
          </table:table-cell>
          <table:table-cell/>
          <table:table-cell table:style-name="ce13" table:formula="of:=[.H59]+[.G60]" office:value-type="float" office:value="20040" calcext:value-type="float">
            <text:p>20040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295.9364" calcext:value-type="currency">
            <text:p>2 295,94 €</text:p>
          </table:table-cell>
          <table:table-cell table:style-name="ce19" table:formula="of:=[.A60]*budgetjour-[.O60]" office:value-type="currency" office:currency="EUR" office:value="654.0636" calcext:value-type="currency">
            <text:p>6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975.31" calcext:value-type="float">
            <text:p>2975</text:p>
          </table:table-cell>
          <table:table-cell/>
          <table:table-cell table:style-name="ce13" table:formula="of:=[.H60]+[.G61]" office:value-type="float" office:value="20040" calcext:value-type="float">
            <text:p>20040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295.9364" calcext:value-type="currency">
            <text:p>2 295,94 €</text:p>
          </table:table-cell>
          <table:table-cell table:style-name="ce19" table:formula="of:=[.A61]*budgetjour-[.O61]" office:value-type="currency" office:currency="EUR" office:value="704.0636" calcext:value-type="currency">
            <text:p>7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975.31" calcext:value-type="float">
            <text:p>2975</text:p>
          </table:table-cell>
          <table:table-cell/>
          <table:table-cell table:style-name="ce13" table:formula="of:=[.H61]+[.G62]" office:value-type="float" office:value="20040" calcext:value-type="float">
            <text:p>20040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295.9364" calcext:value-type="currency">
            <text:p>2 295,94 €</text:p>
          </table:table-cell>
          <table:table-cell table:style-name="ce19" table:formula="of:=[.A62]*budgetjour-[.O62]" office:value-type="currency" office:currency="EUR" office:value="754.0636" calcext:value-type="currency">
            <text:p>7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975.31" calcext:value-type="float">
            <text:p>2975</text:p>
          </table:table-cell>
          <table:table-cell/>
          <table:table-cell table:style-name="ce13" table:formula="of:=[.H62]+[.G63]" office:value-type="float" office:value="20040" calcext:value-type="float">
            <text:p>20040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295.9364" calcext:value-type="currency">
            <text:p>2 295,94 €</text:p>
          </table:table-cell>
          <table:table-cell table:style-name="ce19" table:formula="of:=[.A63]*budgetjour-[.O63]" office:value-type="currency" office:currency="EUR" office:value="804.0636" calcext:value-type="currency">
            <text:p>8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975.31" calcext:value-type="float">
            <text:p>2975</text:p>
          </table:table-cell>
          <table:table-cell/>
          <table:table-cell table:style-name="ce13" table:formula="of:=[.H63]+[.G64]" office:value-type="float" office:value="20040" calcext:value-type="float">
            <text:p>20040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295.9364" calcext:value-type="currency">
            <text:p>2 295,94 €</text:p>
          </table:table-cell>
          <table:table-cell table:style-name="ce19" table:formula="of:=[.A64]*budgetjour-[.O64]" office:value-type="currency" office:currency="EUR" office:value="854.0636" calcext:value-type="currency">
            <text:p>8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975.31" calcext:value-type="float">
            <text:p>2975</text:p>
          </table:table-cell>
          <table:table-cell/>
          <table:table-cell table:style-name="ce13" table:formula="of:=[.H64]+[.G65]" office:value-type="float" office:value="20040" calcext:value-type="float">
            <text:p>20040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295.9364" calcext:value-type="currency">
            <text:p>2 295,94 €</text:p>
          </table:table-cell>
          <table:table-cell table:style-name="ce19" table:formula="of:=[.A65]*budgetjour-[.O65]" office:value-type="currency" office:currency="EUR" office:value="904.0636" calcext:value-type="currency">
            <text:p>9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975.31" calcext:value-type="float">
            <text:p>2975</text:p>
          </table:table-cell>
          <table:table-cell/>
          <table:table-cell table:style-name="ce13" table:formula="of:=[.H65]+[.G66]" office:value-type="float" office:value="20040" calcext:value-type="float">
            <text:p>20040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295.9364" calcext:value-type="currency">
            <text:p>2 295,94 €</text:p>
          </table:table-cell>
          <table:table-cell table:style-name="ce19" table:formula="of:=[.A66]*budgetjour-[.O66]" office:value-type="currency" office:currency="EUR" office:value="954.0636" calcext:value-type="currency">
            <text:p>9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975.31" calcext:value-type="float">
            <text:p>2975</text:p>
          </table:table-cell>
          <table:table-cell/>
          <table:table-cell table:style-name="ce13" table:formula="of:=[.H66]+[.G67]" office:value-type="float" office:value="20040" calcext:value-type="float">
            <text:p>20040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295.9364" calcext:value-type="currency">
            <text:p>2 295,94 €</text:p>
          </table:table-cell>
          <table:table-cell table:style-name="ce19" table:formula="of:=[.A67]*budgetjour-[.O67]" office:value-type="currency" office:currency="EUR" office:value="1004.0636" calcext:value-type="currency">
            <text:p>1 0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975.31" calcext:value-type="float">
            <text:p>2975</text:p>
          </table:table-cell>
          <table:table-cell/>
          <table:table-cell table:style-name="ce13" table:formula="of:=[.H67]+[.G68]" office:value-type="float" office:value="20040" calcext:value-type="float">
            <text:p>20040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295.9364" calcext:value-type="currency">
            <text:p>2 295,94 €</text:p>
          </table:table-cell>
          <table:table-cell table:style-name="ce19" table:formula="of:=[.A68]*budgetjour-[.O68]" office:value-type="currency" office:currency="EUR" office:value="1054.0636" calcext:value-type="currency">
            <text:p>1 0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975.31" calcext:value-type="float">
            <text:p>2975</text:p>
          </table:table-cell>
          <table:table-cell/>
          <table:table-cell table:style-name="ce13" table:formula="of:=[.H68]+[.G69]" office:value-type="float" office:value="20040" calcext:value-type="float">
            <text:p>20040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295.9364" calcext:value-type="currency">
            <text:p>2 295,94 €</text:p>
          </table:table-cell>
          <table:table-cell table:style-name="ce19" table:formula="of:=[.A69]*budgetjour-[.O69]" office:value-type="currency" office:currency="EUR" office:value="1104.0636" calcext:value-type="currency">
            <text:p>1 1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975.31" calcext:value-type="float">
            <text:p>2975</text:p>
          </table:table-cell>
          <table:table-cell/>
          <table:table-cell table:style-name="ce13" table:formula="of:=[.H69]+[.G70]" office:value-type="float" office:value="20040" calcext:value-type="float">
            <text:p>20040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295.9364" calcext:value-type="currency">
            <text:p>2 295,94 €</text:p>
          </table:table-cell>
          <table:table-cell table:style-name="ce19" table:formula="of:=[.A70]*budgetjour-[.O70]" office:value-type="currency" office:currency="EUR" office:value="1154.0636" calcext:value-type="currency">
            <text:p>1 1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975.31" calcext:value-type="float">
            <text:p>2975</text:p>
          </table:table-cell>
          <table:table-cell/>
          <table:table-cell table:style-name="ce13" table:formula="of:=[.H70]+[.G71]" office:value-type="float" office:value="20040" calcext:value-type="float">
            <text:p>20040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295.9364" calcext:value-type="currency">
            <text:p>2 295,94 €</text:p>
          </table:table-cell>
          <table:table-cell table:style-name="ce19" table:formula="of:=[.A71]*budgetjour-[.O71]" office:value-type="currency" office:currency="EUR" office:value="1204.0636" calcext:value-type="currency">
            <text:p>1 2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975.31" calcext:value-type="float">
            <text:p>2975</text:p>
          </table:table-cell>
          <table:table-cell/>
          <table:table-cell table:style-name="ce13" table:formula="of:=[.H71]+[.G72]" office:value-type="float" office:value="20040" calcext:value-type="float">
            <text:p>20040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295.9364" calcext:value-type="currency">
            <text:p>2 295,94 €</text:p>
          </table:table-cell>
          <table:table-cell table:style-name="ce19" table:formula="of:=[.A72]*budgetjour-[.O72]" office:value-type="currency" office:currency="EUR" office:value="1254.0636" calcext:value-type="currency">
            <text:p>1 2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975.31" calcext:value-type="float">
            <text:p>2975</text:p>
          </table:table-cell>
          <table:table-cell/>
          <table:table-cell table:style-name="ce13" table:formula="of:=[.H72]+[.G73]" office:value-type="float" office:value="20040" calcext:value-type="float">
            <text:p>20040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295.9364" calcext:value-type="currency">
            <text:p>2 295,94 €</text:p>
          </table:table-cell>
          <table:table-cell table:style-name="ce19" table:formula="of:=[.A73]*budgetjour-[.O73]" office:value-type="currency" office:currency="EUR" office:value="1304.0636" calcext:value-type="currency">
            <text:p>1 3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975.31" calcext:value-type="float">
            <text:p>2975</text:p>
          </table:table-cell>
          <table:table-cell/>
          <table:table-cell table:style-name="ce13" table:formula="of:=[.H73]+[.G74]" office:value-type="float" office:value="20040" calcext:value-type="float">
            <text:p>20040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295.9364" calcext:value-type="currency">
            <text:p>2 295,94 €</text:p>
          </table:table-cell>
          <table:table-cell table:style-name="ce19" table:formula="of:=[.A74]*budgetjour-[.O74]" office:value-type="currency" office:currency="EUR" office:value="1354.0636" calcext:value-type="currency">
            <text:p>1 3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975.31" calcext:value-type="float">
            <text:p>2975</text:p>
          </table:table-cell>
          <table:table-cell/>
          <table:table-cell table:style-name="ce13" table:formula="of:=[.H74]+[.G75]" office:value-type="float" office:value="20040" calcext:value-type="float">
            <text:p>20040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295.9364" calcext:value-type="currency">
            <text:p>2 295,94 €</text:p>
          </table:table-cell>
          <table:table-cell table:style-name="ce19" table:formula="of:=[.A75]*budgetjour-[.O75]" office:value-type="currency" office:currency="EUR" office:value="1404.0636" calcext:value-type="currency">
            <text:p>1 4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975.31" calcext:value-type="float">
            <text:p>2975</text:p>
          </table:table-cell>
          <table:table-cell/>
          <table:table-cell table:style-name="ce13" table:formula="of:=[.H75]+[.G76]" office:value-type="float" office:value="20040" calcext:value-type="float">
            <text:p>2004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295.9364" calcext:value-type="currency">
            <text:p>2 295,94 €</text:p>
          </table:table-cell>
          <table:table-cell table:style-name="ce19" table:formula="of:=[.A76]*budgetjour-[.O76]" office:value-type="currency" office:currency="EUR" office:value="1454.0636" calcext:value-type="currency">
            <text:p>1 4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975.31" calcext:value-type="float">
            <text:p>2975</text:p>
          </table:table-cell>
          <table:table-cell/>
          <table:table-cell table:style-name="ce13" table:formula="of:=[.H76]+[.G77]" office:value-type="float" office:value="20040" calcext:value-type="float">
            <text:p>2004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295.9364" calcext:value-type="currency">
            <text:p>2 295,94 €</text:p>
          </table:table-cell>
          <table:table-cell table:style-name="ce19" table:formula="of:=[.A77]*budgetjour-[.O77]" office:value-type="currency" office:currency="EUR" office:value="1504.0636" calcext:value-type="currency">
            <text:p>1 5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975.31" calcext:value-type="float">
            <text:p>2975</text:p>
          </table:table-cell>
          <table:table-cell/>
          <table:table-cell table:style-name="ce13" table:formula="of:=[.H77]+[.G78]" office:value-type="float" office:value="20040" calcext:value-type="float">
            <text:p>2004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295.9364" calcext:value-type="currency">
            <text:p>2 295,94 €</text:p>
          </table:table-cell>
          <table:table-cell table:style-name="ce19" table:formula="of:=[.A78]*budgetjour-[.O78]" office:value-type="currency" office:currency="EUR" office:value="1554.0636" calcext:value-type="currency">
            <text:p>1 5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975.31" calcext:value-type="float">
            <text:p>2975</text:p>
          </table:table-cell>
          <table:table-cell/>
          <table:table-cell table:style-name="ce13" table:formula="of:=[.H78]+[.G79]" office:value-type="float" office:value="20040" calcext:value-type="float">
            <text:p>2004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295.9364" calcext:value-type="currency">
            <text:p>2 295,94 €</text:p>
          </table:table-cell>
          <table:table-cell table:style-name="ce19" table:formula="of:=[.A79]*budgetjour-[.O79]" office:value-type="currency" office:currency="EUR" office:value="1604.0636" calcext:value-type="currency">
            <text:p>1 6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975.31" calcext:value-type="float">
            <text:p>2975</text:p>
          </table:table-cell>
          <table:table-cell/>
          <table:table-cell table:style-name="ce13" table:formula="of:=[.H79]+[.G80]" office:value-type="float" office:value="20040" calcext:value-type="float">
            <text:p>2004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295.9364" calcext:value-type="currency">
            <text:p>2 295,94 €</text:p>
          </table:table-cell>
          <table:table-cell table:style-name="ce19" table:formula="of:=[.A80]*budgetjour-[.O80]" office:value-type="currency" office:currency="EUR" office:value="1654.0636" calcext:value-type="currency">
            <text:p>1 6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975.31" calcext:value-type="float">
            <text:p>2975</text:p>
          </table:table-cell>
          <table:table-cell/>
          <table:table-cell table:style-name="ce13" table:formula="of:=[.H80]+[.G81]" office:value-type="float" office:value="20040" calcext:value-type="float">
            <text:p>2004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295.9364" calcext:value-type="currency">
            <text:p>2 295,94 €</text:p>
          </table:table-cell>
          <table:table-cell table:style-name="ce19" table:formula="of:=[.A81]*budgetjour-[.O81]" office:value-type="currency" office:currency="EUR" office:value="1704.0636" calcext:value-type="currency">
            <text:p>1 7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975.31" calcext:value-type="float">
            <text:p>2975</text:p>
          </table:table-cell>
          <table:table-cell/>
          <table:table-cell table:style-name="ce13" table:formula="of:=[.H81]+[.G82]" office:value-type="float" office:value="20040" calcext:value-type="float">
            <text:p>2004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295.9364" calcext:value-type="currency">
            <text:p>2 295,94 €</text:p>
          </table:table-cell>
          <table:table-cell table:style-name="ce19" table:formula="of:=[.A82]*budgetjour-[.O82]" office:value-type="currency" office:currency="EUR" office:value="1754.0636" calcext:value-type="currency">
            <text:p>1 7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975.31" calcext:value-type="float">
            <text:p>2975</text:p>
          </table:table-cell>
          <table:table-cell/>
          <table:table-cell table:style-name="ce13" table:formula="of:=[.H82]+[.G83]" office:value-type="float" office:value="20040" calcext:value-type="float">
            <text:p>2004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295.9364" calcext:value-type="currency">
            <text:p>2 295,94 €</text:p>
          </table:table-cell>
          <table:table-cell table:style-name="ce19" table:formula="of:=[.A83]*budgetjour-[.O83]" office:value-type="currency" office:currency="EUR" office:value="1804.0636" calcext:value-type="currency">
            <text:p>1 8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975.31" calcext:value-type="float">
            <text:p>2975</text:p>
          </table:table-cell>
          <table:table-cell/>
          <table:table-cell table:style-name="ce13" table:formula="of:=[.H83]+[.G84]" office:value-type="float" office:value="20040" calcext:value-type="float">
            <text:p>2004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295.9364" calcext:value-type="currency">
            <text:p>2 295,94 €</text:p>
          </table:table-cell>
          <table:table-cell table:style-name="ce19" table:formula="of:=[.A84]*budgetjour-[.O84]" office:value-type="currency" office:currency="EUR" office:value="1854.0636" calcext:value-type="currency">
            <text:p>1 8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975.31" calcext:value-type="float">
            <text:p>2975</text:p>
          </table:table-cell>
          <table:table-cell/>
          <table:table-cell table:style-name="ce13" table:formula="of:=[.H84]+[.G85]" office:value-type="float" office:value="20040" calcext:value-type="float">
            <text:p>2004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295.9364" calcext:value-type="currency">
            <text:p>2 295,94 €</text:p>
          </table:table-cell>
          <table:table-cell table:style-name="ce19" table:formula="of:=[.A85]*budgetjour-[.O85]" office:value-type="currency" office:currency="EUR" office:value="1904.0636" calcext:value-type="currency">
            <text:p>1 9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975.31" calcext:value-type="float">
            <text:p>2975</text:p>
          </table:table-cell>
          <table:table-cell/>
          <table:table-cell table:style-name="ce13" table:formula="of:=[.H85]+[.G86]" office:value-type="float" office:value="20040" calcext:value-type="float">
            <text:p>2004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295.9364" calcext:value-type="currency">
            <text:p>2 295,94 €</text:p>
          </table:table-cell>
          <table:table-cell table:style-name="ce19" table:formula="of:=[.A86]*budgetjour-[.O86]" office:value-type="currency" office:currency="EUR" office:value="1954.0636" calcext:value-type="currency">
            <text:p>1 9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975.31" calcext:value-type="float">
            <text:p>2975</text:p>
          </table:table-cell>
          <table:table-cell/>
          <table:table-cell table:style-name="ce13" table:formula="of:=[.H86]+[.G87]" office:value-type="float" office:value="20040" calcext:value-type="float">
            <text:p>2004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295.9364" calcext:value-type="currency">
            <text:p>2 295,94 €</text:p>
          </table:table-cell>
          <table:table-cell table:style-name="ce19" table:formula="of:=[.A87]*budgetjour-[.O87]" office:value-type="currency" office:currency="EUR" office:value="2004.0636" calcext:value-type="currency">
            <text:p>2 0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975.31" calcext:value-type="float">
            <text:p>2975</text:p>
          </table:table-cell>
          <table:table-cell/>
          <table:table-cell table:style-name="ce13" table:formula="of:=[.H87]+[.G88]" office:value-type="float" office:value="20040" calcext:value-type="float">
            <text:p>2004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295.9364" calcext:value-type="currency">
            <text:p>2 295,94 €</text:p>
          </table:table-cell>
          <table:table-cell table:style-name="ce19" table:formula="of:=[.A88]*budgetjour-[.O88]" office:value-type="currency" office:currency="EUR" office:value="2054.0636" calcext:value-type="currency">
            <text:p>2 0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975.31" calcext:value-type="float">
            <text:p>2975</text:p>
          </table:table-cell>
          <table:table-cell/>
          <table:table-cell table:style-name="ce13" table:formula="of:=[.H88]+[.G89]" office:value-type="float" office:value="20040" calcext:value-type="float">
            <text:p>2004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295.9364" calcext:value-type="currency">
            <text:p>2 295,94 €</text:p>
          </table:table-cell>
          <table:table-cell table:style-name="ce19" table:formula="of:=[.A89]*budgetjour-[.O89]" office:value-type="currency" office:currency="EUR" office:value="2104.0636" calcext:value-type="currency">
            <text:p>2 1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975.31" calcext:value-type="float">
            <text:p>2975</text:p>
          </table:table-cell>
          <table:table-cell/>
          <table:table-cell table:style-name="ce13" table:formula="of:=[.H89]+[.G90]" office:value-type="float" office:value="20040" calcext:value-type="float">
            <text:p>2004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295.9364" calcext:value-type="currency">
            <text:p>2 295,94 €</text:p>
          </table:table-cell>
          <table:table-cell table:style-name="ce19" table:formula="of:=[.A90]*budgetjour-[.O90]" office:value-type="currency" office:currency="EUR" office:value="2154.0636" calcext:value-type="currency">
            <text:p>2 1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975.31" calcext:value-type="float">
            <text:p>2975</text:p>
          </table:table-cell>
          <table:table-cell/>
          <table:table-cell table:style-name="ce13" table:formula="of:=[.H90]+[.G91]" office:value-type="float" office:value="20040" calcext:value-type="float">
            <text:p>2004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295.9364" calcext:value-type="currency">
            <text:p>2 295,94 €</text:p>
          </table:table-cell>
          <table:table-cell table:style-name="ce19" table:formula="of:=[.A91]*budgetjour-[.O91]" office:value-type="currency" office:currency="EUR" office:value="2204.0636" calcext:value-type="currency">
            <text:p>2 2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975.31" calcext:value-type="float">
            <text:p>2975</text:p>
          </table:table-cell>
          <table:table-cell/>
          <table:table-cell table:style-name="ce13" table:formula="of:=[.H91]+[.G92]" office:value-type="float" office:value="20040" calcext:value-type="float">
            <text:p>2004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295.9364" calcext:value-type="currency">
            <text:p>2 295,94 €</text:p>
          </table:table-cell>
          <table:table-cell table:style-name="ce19" table:formula="of:=[.A92]*budgetjour-[.O92]" office:value-type="currency" office:currency="EUR" office:value="2254.0636" calcext:value-type="currency">
            <text:p>2 2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975.31" calcext:value-type="float">
            <text:p>2975</text:p>
          </table:table-cell>
          <table:table-cell/>
          <table:table-cell table:style-name="ce13" table:formula="of:=[.H92]+[.G93]" office:value-type="float" office:value="20040" calcext:value-type="float">
            <text:p>2004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295.9364" calcext:value-type="currency">
            <text:p>2 295,94 €</text:p>
          </table:table-cell>
          <table:table-cell table:style-name="ce19" table:formula="of:=[.A93]*budgetjour-[.O93]" office:value-type="currency" office:currency="EUR" office:value="2304.0636" calcext:value-type="currency">
            <text:p>2 3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975.31" calcext:value-type="float">
            <text:p>2975</text:p>
          </table:table-cell>
          <table:table-cell/>
          <table:table-cell table:style-name="ce13" table:formula="of:=[.H93]+[.G94]" office:value-type="float" office:value="20040" calcext:value-type="float">
            <text:p>2004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295.9364" calcext:value-type="currency">
            <text:p>2 295,94 €</text:p>
          </table:table-cell>
          <table:table-cell table:style-name="ce19" table:formula="of:=[.A94]*budgetjour-[.O94]" office:value-type="currency" office:currency="EUR" office:value="2354.0636" calcext:value-type="currency">
            <text:p>2 354,06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975.31" calcext:value-type="float">
            <text:p>2975</text:p>
          </table:table-cell>
          <table:table-cell/>
          <table:table-cell table:style-name="ce13" table:formula="of:=[.H94]+[.G95]" office:value-type="float" office:value="20040" calcext:value-type="float">
            <text:p>2004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295.9364" calcext:value-type="currency">
            <text:p>2 295,94 €</text:p>
          </table:table-cell>
          <table:table-cell table:style-name="ce19" table:formula="of:=[.A95]*budgetjour-[.O95]" office:value-type="currency" office:currency="EUR" office:value="2404.0636" calcext:value-type="currency">
            <text:p>2 404,0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975.31" calcext:value-type="float">
            <text:p>2975</text:p>
          </table:table-cell>
          <table:table-cell/>
          <table:table-cell table:style-name="ce13" table:formula="of:=[.H95]+[.G96]" office:value-type="float" office:value="20040" calcext:value-type="float">
            <text:p>2004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295.9364" calcext:value-type="currency">
            <text:p>2 295,94 €</text:p>
          </table:table-cell>
          <table:table-cell table:style-name="ce19" table:formula="of:=[.A96]*budgetjour-[.O96]" office:value-type="currency" office:currency="EUR" office:value="2454.0636" calcext:value-type="currency">
            <text:p>2 454,06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1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7"/>
        <table:table-column table:style-name="co19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27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2T22:52:20.233000000</dc:date>
    <meta:editing-duration>P38DT23H6M12S</meta:editing-duration>
    <meta:editing-cycles>88</meta:editing-cycles>
    <meta:document-statistic meta:table-count="6" meta:cell-count="1465" meta:object-count="0"/>
  </office:meta>
</office:document-meta>
</file>